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Überschrift1" style:family="paragraph">
      <style:paragraph-properties fo:line-height="200%"/>
      <style:text-properties style:font-name="Arial" style:font-name-complex="Arial"/>
    </style:style>
    <style:style style:name="P3" style:parent-style-name="Standard" style:family="paragraph">
      <style:text-properties style:font-name="Courier New" style:font-name-complex="Courier New"/>
    </style:style>
    <style:style style:name="P4" style:parent-style-name="Überschrift1" style:family="paragraph">
      <style:paragraph-properties fo:line-height="200%"/>
      <style:text-properties style:font-name="Arial" style:font-name-complex="Arial"/>
    </style:style>
    <style:style style:name="P5" style:parent-style-name="Standard" style:family="paragraph">
      <style:paragraph-properties fo:margin-left="2.4583in" fo:text-indent="0.4916in">
        <style:tab-stops/>
      </style:paragraph-properties>
    </style:style>
    <style:style style:name="T6" style:parent-style-name="Absatz-Standardschriftart" style:family="text">
      <style:text-properties style:font-name="Arial" style:font-name-complex="Arial"/>
    </style:style>
    <style:style style:name="T7" style:parent-style-name="Absatz-Standardschriftart" style:family="text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T9" style:parent-style-name="Absatz-Standardschriftart" style:family="text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Title of Document</text:p>
      <text:h text:style-name="P2" text:outline-level="1">Header<text:s/>for Section<text:s/>1</text:h>
      <text:p text:style-name="P3">Some<text:s/>monospaced<text:s/>text in<text:s/>1.</text:p>
      <text:h text:style-name="P4" text:outline-level="1">Header<text:s/>for Section<text:s/>2</text:h>
      <text:p text:style-name="P5"><text:span text:style-name="T6">More text in<text:s/></text:span><text:span text:style-name="T7">section</text:span><text:span text:style-name="T8"><text:s/></text:span><text:span text:style-name="T9">2</text:span><text:span text:style-name="T10"><text:s/>in the midd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ns Schuell</meta:initial-creator>
    <dc:creator>Hans Schuell</dc:creator>
    <meta:creation-date>2022-01-15T07:02:00Z</meta:creation-date>
    <dc:date>2022-01-15T07:36:00Z</dc:date>
    <meta:template xlink:href="Normal.dotm" xlink:type="simple"/>
    <meta:editing-cycles>3</meta:editing-cycles>
    <meta:editing-duration>PT0S</meta:editing-duration>
    <meta:document-statistic meta:page-count="1" meta:paragraph-count="1" meta:word-count="17" meta:character-count="124" meta:row-count="1" meta:non-whitespace-character-count="108"/>
  </office:meta>
</office:document-meta>
</file>